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1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4a853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bbc04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00ff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6bdc6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Latenz</text:p>
          </table:table-cell>
          <table:table-cell table:style-name="ce1" office:value-type="string" calcext:value-type="string">
            <text:p>Energieverbrauch/Sekunde</text:p>
          </table:table-cell>
          <table:table-cell table:style-name="ce1" office:value-type="string" calcext:value-type="string">
            <text:p>Energieverbrauch/Bild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tl_model_32f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6268" calcext:value-type="float">
            <text:p>1,6268</text:p>
          </table:table-cell>
          <table:table-cell table:style-name="ce1" office:value-type="float" office:value="3.23921" calcext:value-type="float">
            <text:p>3,23921</text:p>
          </table:table-cell>
          <table:table-cell table:style-name="ce1" office:value-type="float" office:value="5.269546828" calcext:value-type="float">
            <text:p>5,269546828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tl_model_16f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5497" calcext:value-type="float">
            <text:p>1,5497</text:p>
          </table:table-cell>
          <table:table-cell table:style-name="ce1" office:value-type="float" office:value="3.23058" calcext:value-type="float">
            <text:p>3,23058</text:p>
          </table:table-cell>
          <table:table-cell table:style-name="ce1" office:value-type="float" office:value="5.006429826" calcext:value-type="float">
            <text:p>5,00642982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tl_model_8int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4226" calcext:value-type="float">
            <text:p>1,4226</text:p>
          </table:table-cell>
          <table:table-cell table:style-name="ce1" office:value-type="float" office:value="3.22755" calcext:value-type="float">
            <text:p>3,22755</text:p>
          </table:table-cell>
          <table:table-cell table:style-name="ce1" office:value-type="float" office:value="4.59151263" calcext:value-type="float">
            <text:p>4,59151263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model_adv_32f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932" calcext:value-type="float">
            <text:p>0,1932</text:p>
          </table:table-cell>
          <table:table-cell table:style-name="ce1" office:value-type="float" office:value="3.23112" calcext:value-type="float">
            <text:p>3,23112</text:p>
          </table:table-cell>
          <table:table-cell table:style-name="ce1" office:value-type="float" office:value="0.624252384" calcext:value-type="float">
            <text:p>0,624252384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model_adv_16f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1797" calcext:value-type="float">
            <text:p>0,1797</text:p>
          </table:table-cell>
          <table:table-cell table:style-name="ce1" office:value-type="float" office:value="3.24034" calcext:value-type="float">
            <text:p>3,24034</text:p>
          </table:table-cell>
          <table:table-cell table:style-name="ce1" office:value-type="float" office:value="0.582289098" calcext:value-type="float">
            <text:p>0,582289098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model_adv_8int</text:p>
          </table:table-cell>
          <table:table-cell table:style-name="ce1" office:value-type="float" office:value="0.81" calcext:value-type="float">
            <text:p>0,81</text:p>
          </table:table-cell>
          <table:table-cell table:style-name="ce1" office:value-type="float" office:value="0.2269" calcext:value-type="float">
            <text:p>0,2269</text:p>
          </table:table-cell>
          <table:table-cell table:style-name="ce1" office:value-type="float" office:value="3.23414" calcext:value-type="float">
            <text:p>3,23414</text:p>
          </table:table-cell>
          <table:table-cell table:style-name="ce1" office:value-type="float" office:value="0.733826366" calcext:value-type="float">
            <text:p>0,733826366</text:p>
          </table:table-cell>
          <table:table-cell table:number-columns-repeated="59"/>
        </table:table-row>
        <table:table-row table:style-name="ro2">
          <table:table-cell>
            <draw:frame table:end-cell-address="Tabellenblatt1.G26" table:end-x="0.591cm" table:end-y="0.211cm" draw:z-index="0" draw:name="Chart 1" draw:style-name="gr1" draw:text-style-name="P1" svg:width="16.596cm" svg:height="9.816cm" svg:x="0.741cm" svg:y="0.398cm">
              <draw:object draw:notify-on-update-of-ranges="Tabellenblatt1.B2:Tabellenblatt1.B7 Tabellenblatt1.E1:Tabellenblatt1.E1 Tabellenblatt1.E2:Tabellenblatt1.E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.00.0000</text:date>, <text:time style:data-style-name="N2" text:time-value="23:57:13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3-05-28T23:57:26.810000000</dc:date>
    <meta:editing-duration>PT12S</meta:editing-duration>
    <meta:editing-cycles>1</meta:editing-cycles>
    <meta:document-statistic meta:table-count="1" meta:cell-count="3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display-label="true" chart:tick-marks-major-inner="false" chart:tick-marks-major-outer="false" chart:logarithmic="false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solid-type="cuboid" chart:symbol-type="named-symbol" chart:symbol-name="circle" chart:symbol-width="0.247cm" chart:symbol-height="0.247cm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plot-area chart:style-name="ch2" table:cell-range-address="Tabellenblatt1.B2:Tabellenblatt1.B7 Tabellenblatt1.E1:Tabellenblatt1.E7" chart:data-source-has-labels="row" svg:x="1.369cm" svg:y="0.196cm" svg:width="14.189cm" svg:height="8.402cm">
          <chartooo:coordinate-region svg:x="1.713cm" svg:y="0.391cm" svg:width="13.746cm" svg:height="7.718cm"/>
          <chart:axis chart:dimension="x" chart:name="primary-x" chart:style-name="ch3">
            <chart:title svg:x="7.676cm" svg:y="8.795cm" chart:style-name="ch4">
              <text:p>Accuracy</text:p>
            </chart:title>
            <chart:grid chart:style-name="ch5" chart:class="major"/>
          </chart:axis>
          <chart:axis chart:dimension="y" chart:name="primary-y" chart:style-name="ch6">
            <chart:title svg:x="0.451cm" svg:y="6.181cm" chart:style-name="ch7">
              <text:p>Energieverbrauch/Bild</text:p>
            </chart:title>
            <chart:grid chart:style-name="ch5" chart:class="major"/>
          </chart:axis>
          <chart:series chart:style-name="ch8" chart:values-cell-range-address="Tabellenblatt1.E2:Tabellenblatt1.E7" chart:label-cell-address="Tabellenblatt1.E1:Tabellenblatt1.E1" chart:class="chart:scatter">
            <chart:domain table:cell-range-address="Tabellenblatt1.B2:Tabellenblatt1.B7"/>
            <chart:data-point chart:style-name="ch9"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Energieverbrauch/Bild</text:p>
                <draw:g>
                  <svg:desc>Tabellenblatt1.E1:Tabellenblat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">
                <text:p>0.92</text:p>
                <draw:g>
                  <svg:desc>Tabellenblatt1.B2:Tabellenblatt1.B7</svg:desc>
                </draw:g>
              </table:table-cell>
              <table:table-cell office:value-type="float" office:value="5.269546828">
                <text:p>5.269546828</text:p>
                <draw:g>
                  <svg:desc>Tabellenblatt1.E2:Tabellenblat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">
                <text:p>0.92</text:p>
              </table:table-cell>
              <table:table-cell office:value-type="float" office:value="5.006429826">
                <text:p>5.006429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">
                <text:p>0.92</text:p>
              </table:table-cell>
              <table:table-cell office:value-type="float" office:value="4.59151263">
                <text:p>4.59151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624252384">
                <text:p>0.624252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582289098">
                <text:p>0.582289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">
                <text:p>0.81</text:p>
              </table:table-cell>
              <table:table-cell office:value-type="float" office:value="0.733826366">
                <text:p>0.733826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